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00" draw:fill-color="#ff6600" draw:textarea-horizontal-align="justify" draw:textarea-vertical-align="middle" draw:auto-grow-height="false" fo:min-height="1.102cm" fo:min-width="2.524cm" draw:shadow="visible" draw:shadow-offset-x="0.035cm" draw:shadow-offset-y="0.035cm" draw:shadow-color="#ff6600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0.821cm" fo:min-width="1.896cm" draw:shadow="visible" draw:shadow-offset-x="0.035cm" draw:shadow-offset-y="0.035cm" draw:shadow-color="#ff0000"/>
    </style:style>
    <style:style style:name="gr3" style:family="graphic" style:parent-style-name="standard">
      <style:graphic-properties svg:stroke-color="#00cc00" draw:fill-color="#00cc00" draw:textarea-horizontal-align="justify" draw:textarea-vertical-align="middle" draw:auto-grow-height="false" fo:min-height="1.466cm" fo:min-width="4.216cm" draw:shadow="visible" draw:shadow-offset-x="0.035cm" draw:shadow-offset-y="0.035cm" draw:shadow-color="#66ff66"/>
    </style:style>
    <style:style style:name="gr4" style:family="graphic" style:parent-style-name="standard">
      <style:graphic-properties svg:stroke-color="#0000cc" draw:fill-color="#0000ff" draw:textarea-horizontal-align="justify" draw:textarea-vertical-align="middle" draw:auto-grow-height="false" fo:min-height="1.15cm" fo:min-width="2.6cm" draw:shadow="visible" draw:shadow-offset-x="0.035cm" draw:shadow-offset-y="0.035cm" draw:shadow-color="#3333ff"/>
    </style:style>
    <style:style style:name="gr5" style:family="graphic" style:parent-style-name="standard">
      <style:graphic-properties svg:stroke-color="#00cc00" draw:fill-color="#00cc00" draw:textarea-horizontal-align="justify" draw:textarea-vertical-align="middle" draw:auto-grow-height="false" fo:min-height="1.095cm" fo:min-width="3.634cm" draw:shadow="visible" draw:shadow-offset-x="0.035cm" draw:shadow-offset-y="0.035cm" draw:shadow-color="#00cc00"/>
    </style:style>
    <style:style style:name="gr6" style:family="graphic" style:parent-style-name="standard">
      <style:graphic-properties svg:stroke-color="#0000ff" draw:fill-color="#0000ff" draw:textarea-horizontal-align="justify" draw:textarea-vertical-align="middle" draw:auto-grow-height="false" fo:min-height="0.92cm" fo:min-width="1.163cm" draw:shadow="visible" draw:shadow-offset-x="0cm" draw:shadow-offset-y="0cm" draw:shadow-color="#3333ff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869cm" fo:min-width="1.746cm" draw:shadow="visible" draw:shadow-offset-x="0.035cm" draw:shadow-offset-y="0.035cm" draw:shadow-color="#ff0000"/>
    </style:style>
    <style:style style:name="gr8" style:family="graphic" style:parent-style-name="standard">
      <style:graphic-properties svg:stroke-color="#ff9900" draw:fill-color="#ff6600" draw:opacity="100%" draw:textarea-horizontal-align="justify" draw:textarea-vertical-align="middle" draw:auto-grow-height="false" fo:min-height="1.102cm" fo:min-width="2.525cm"/>
    </style:style>
    <style:style style:name="gr9" style:family="graphic" style:parent-style-name="standard">
      <style:graphic-properties svg:stroke-color="#00cc00" draw:fill-color="#00cc00" draw:textarea-horizontal-align="justify" draw:textarea-vertical-align="middle" draw:auto-grow-height="false" fo:min-height="1.094cm" fo:min-width="3.634cm" draw:shadow="visible" draw:shadow-offset-x="0.035cm" draw:shadow-offset-y="0.035cm" draw:shadow-color="#00cc00"/>
    </style:style>
    <style:style style:name="gr10" style:family="graphic" style:parent-style-name="standard">
      <style:graphic-properties svg:stroke-color="#00cc00" draw:fill-color="#00cc00" draw:textarea-horizontal-align="justify" draw:textarea-vertical-align="middle" draw:auto-grow-height="false" fo:min-height="1.094cm" fo:min-width="3.633cm" draw:shadow="visible" draw:shadow-offset-x="0.035cm" draw:shadow-offset-y="0.035cm" draw:shadow-color="#00cc00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55cm" fo:min-width="1.1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ff0000"/>
      <style:paragraph-properties fo:text-align="center"/>
      <style:text-properties fo:font-size="12pt"/>
    </style:style>
    <style:style style:name="P5" style:family="paragraph">
      <loext:graphic-properties draw:fill-color="#00cc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0000ff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0000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0000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6600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276cm" svg:height="1.912cm" svg:x="10.255cm" svg:y="2.8cm">
          <text:p text:style-name="P1">Inici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3.804cm" svg:height="1.699cm" svg:x="10.491cm" svg:y="5.566cm">
          <text:p text:style-name="P3">Ingresa</text:p>
          <text:p text:style-name="P3">numero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4.9cm" svg:height="1.9cm" svg:x="10.1cm" svg:y="8.2cm">
          <text:p text:style-name="P1"><text:span text:style-name="T1">Genero Objeto con </text:span></text:p>
          <text:p text:style-name="P1"><text:span text:style-name="T1">Atributo romano </text:span></text:p>
          <text:p text:style-name="P1"><text:span text:style-name="T1">Y valor decimal </text:span></text:p>
          <text:p text:style-name="P1"><text:span text:style-name="T1">descendent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6.2cm" svg:height="2.8cm" svg:x="9.5cm" svg:y="13.4cm">
          <text:p text:style-name="P3"><text:s text:c="2"/>Comparo el numero </text:p>
          <text:p text:style-name="P3">Si es mayor all valor del </text:p>
          <text:p text:style-name="P3">atributo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5" draw:layer="layout" svg:width="4.278cm" svg:height="1.489cm" svg:x="10.296cm" svg:y="11cm">
          <text:p text:style-name="P1"><text:span text:style-name="T1">Voy leyendo cada</text:span></text:p>
          <text:p text:style-name="P1"><text:span text:style-name="T1">Atributo y su val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325cm" svg:height="2.338cm" svg:x="16.7cm" svg:y="13.662cm">
          <text:p text:style-name="P7"><text:span text:style-name="T1">Hay por</text:span></text:p>
          <text:p text:style-name="P7"><text:span text:style-name="T1">Contar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9" draw:layer="layout" svg:width="3.566cm" svg:height="1.775cm" svg:x="21.434cm" svg:y="14.025cm">
          <text:p text:style-name="P1"><text:span text:style-name="T1">Resultado</text:span></text:p>
          <text:p text:style-name="P1"><text:span text:style-name="T1">En numero</text:span></text:p>
          <text:p text:style-name="P1"><text:span text:style-name="T1">romano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4.277cm" svg:height="1.912cm" svg:x="16.023cm" svg:y="17.388cm">
          <text:p text:style-name="P1">Fi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5" draw:layer="layout" svg:width="4.278cm" svg:height="1.488cm" svg:x="10.4cm" svg:y="17.212cm">
          <text:p text:style-name="P1"><text:span text:style-name="T1">Almaceno el atributo</text:span></text:p>
          <text:p text:style-name="P1"><text:span text:style-name="T1">En una variable</text:span></text:p>
          <text:p text:style-name="P1"><text:span text:style-name="T1">acumulativ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277cm" svg:height="1.488cm" svg:x="3.523cm" svg:y="17.212cm">
          <text:p text:style-name="P1"><text:span text:style-name="T1">Resot el valor</text:span></text:p>
          <text:p text:style-name="P1"><text:span text:style-name="T1">Del atributo </text:span></text:p>
          <text:p text:style-name="P1"><text:span text:style-name="T1">Al valor del numer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1" draw:layer="layout" svg:x1="12.631cm" svg:y1="3.651cm" svg:x2="12.631cm" svg:y2="3.651cm">
          <text:p/>
        </draw:line>
        <draw:line draw:style-name="gr11" draw:text-style-name="P11" draw:layer="layout" svg:x1="12.5cm" svg:y1="4.7cm" svg:x2="12.5cm" svg:y2="5.6cm">
          <text:p/>
        </draw:line>
        <draw:line draw:style-name="gr11" draw:text-style-name="P11" draw:layer="layout" svg:x1="12.5cm" svg:y1="7.3cm" svg:x2="12.5cm" svg:y2="8.1cm">
          <text:p/>
        </draw:line>
        <draw:line draw:style-name="gr11" draw:text-style-name="P11" draw:layer="layout" svg:x1="12.5cm" svg:y1="10.2cm" svg:x2="12.5cm" svg:y2="11cm">
          <text:p/>
        </draw:line>
        <draw:line draw:style-name="gr11" draw:text-style-name="P11" draw:layer="layout" svg:x1="12.6cm" svg:y1="12.5cm" svg:x2="12.6cm" svg:y2="13.4cm">
          <text:p/>
        </draw:line>
        <draw:line draw:style-name="gr11" draw:text-style-name="P11" draw:layer="layout" svg:x1="15.7cm" svg:y1="14.8cm" svg:x2="16.7cm" svg:y2="14.8cm">
          <text:p/>
        </draw:line>
        <draw:line draw:style-name="gr11" draw:text-style-name="P11" draw:layer="layout" svg:x1="20.1cm" svg:y1="14.8cm" svg:x2="21.8cm" svg:y2="14.8cm">
          <text:p/>
        </draw:line>
        <draw:line draw:style-name="gr11" draw:text-style-name="P11" draw:layer="layout" svg:x1="12.6cm" svg:y1="16.2cm" svg:x2="12.6cm" svg:y2="17.2cm">
          <text:p/>
        </draw:line>
        <draw:line draw:style-name="gr11" draw:text-style-name="P11" draw:layer="layout" svg:x1="21.8cm" svg:y1="18.3cm" svg:x2="20.3cm" svg:y2="18.3cm">
          <text:p/>
        </draw:line>
        <draw:line draw:style-name="gr11" draw:text-style-name="P11" draw:layer="layout" svg:x1="10.3cm" svg:y1="17.9cm" svg:x2="7.9cm" svg:y2="17.9cm">
          <text:p/>
        </draw:line>
        <draw:line draw:style-name="gr12" draw:text-style-name="P11" draw:layer="layout" svg:x1="5.9cm" svg:y1="17.2cm" svg:x2="5.9cm" svg:y2="14.8cm">
          <text:p/>
        </draw:line>
        <draw:line draw:style-name="gr11" draw:text-style-name="P11" draw:layer="layout" svg:x1="5.9cm" svg:y1="14.8cm" svg:x2="9.5cm" svg:y2="14.8cm">
          <text:p/>
        </draw:line>
        <draw:line draw:style-name="gr12" draw:text-style-name="P11" draw:layer="layout" svg:x1="18.4cm" svg:y1="13.6cm" svg:x2="18.4cm" svg:y2="11.9cm">
          <text:p/>
        </draw:line>
        <draw:line draw:style-name="gr11" draw:text-style-name="P11" draw:layer="layout" svg:x1="18.4cm" svg:y1="11.9cm" svg:x2="14.6cm" svg:y2="11.9cm">
          <text:p/>
        </draw:line>
        <draw:custom-shape draw:style-name="gr13" draw:text-style-name="P7" draw:layer="layout" svg:width="2.5cm" svg:height="1.8cm" svg:x="21.7cm" svg:y="17.4cm">
          <text:p text:style-name="P1"><text:span text:style-name="T1">Romano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11" draw:text-style-name="P11" draw:layer="layout" svg:x1="22.9cm" svg:y1="15.8cm" svg:x2="22.9cm" svg:y2="17.326cm">
          <text:p/>
        </draw:line>
        <draw:frame draw:style-name="gr14" draw:text-style-name="P12" draw:layer="layout" svg:width="0.879cm" svg:height="0.725cm" svg:x="13.1cm" svg:y="16.2cm">
          <draw:text-box>
            <text:p><text:span text:style-name="T1">S</text:span><text:span text:style-name="T1">i</text:span></text:p>
          </draw:text-box>
        </draw:frame>
        <draw:frame draw:style-name="gr14" draw:text-style-name="P12" draw:layer="layout" svg:width="1.044cm" svg:height="0.725cm" svg:x="15.6cm" svg:y="13.7cm">
          <draw:text-box>
            <text:p><text:span text:style-name="T1">N</text:span><text:span text:style-name="T1">o</text:span></text:p>
          </draw:text-box>
        </draw:frame>
        <draw:frame draw:style-name="gr14" draw:text-style-name="P12" draw:layer="layout" svg:width="0.879cm" svg:height="0.725cm" svg:x="18.521cm" svg:y="12.8cm">
          <draw:text-box>
            <text:p><text:span text:style-name="T1">Si</text:span></text:p>
          </draw:text-box>
        </draw:frame>
        <draw:frame draw:style-name="gr14" draw:text-style-name="P12" draw:layer="layout" svg:width="1.044cm" svg:height="0.725cm" svg:x="20.256cm" svg:y="13.7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  <style:paragraph-properties>
        <style:tab-stops/>
      </style:paragraph-properties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7T11:09:00.314699680</meta:creation-date>
    <dc:date>2020-05-17T12:08:40.684470132</dc:date>
    <meta:editing-duration>PT27M46S</meta:editing-duration>
    <meta:editing-cycles>5</meta:editing-cycles>
    <meta:generator>LibreOffice/5.1.6.2$Linux_X86_64 LibreOffice_project/10m0$Build-2</meta:generator>
    <meta:document-statistic meta:object-count="30"/>
  </office:meta>
</office:document-meta>
</file>